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2961in" svg:height="7.7594in" svg:x="0.8453in" svg:y="0.0417in">
            <draw:object draw:notify-on-update-of-ranges="Sheet1.A1:Sheet1.A1 Sheet1.A2:Sheet1.A222 Sheet1.B1:Sheet1.B1 Sheet1.B2:Sheet1.B2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tlage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997" calcext:value-type="float">
            <text:p>997</text:p>
          </table:table-cell>
        </table:table-row>
        <table:table-row table:style-name="ro1" table:visibility="filter">
          <table:table-cell office:value-type="float" office:value="2.42" calcext:value-type="float">
            <text:p>2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.43" calcext:value-type="float">
            <text:p>2.4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2.44" calcext:value-type="float">
            <text:p>2.4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2.45" calcext:value-type="float">
            <text:p>2.4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 table:visibility="filter">
          <table:table-cell office:value-type="float" office:value="2.46" calcext:value-type="float">
            <text:p>2.4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 table:visibility="filter">
          <table:table-cell office:value-type="float" office:value="2.48" calcext:value-type="float">
            <text:p>2.4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 table:visibility="filter">
          <table:table-cell office:value-type="float" office:value="2.49" calcext:value-type="float">
            <text:p>2.4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 table:visibility="filter">
          <table:table-cell office:value-type="float" office:value="2.49" calcext:value-type="float">
            <text:p>2.4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 table:visibility="filter">
          <table:table-cell office:value-type="float" office:value="2.48" calcext:value-type="float">
            <text:p>2.4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 table:visibility="filter">
          <table:table-cell office:value-type="float" office:value="2.47" calcext:value-type="float">
            <text:p>2.4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 table:visibility="filter">
          <table:table-cell office:value-type="float" office:value="2.46" calcext:value-type="float">
            <text:p>2.4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 table:visibility="filter">
          <table:table-cell office:value-type="float" office:value="2.45" calcext:value-type="float">
            <text:p>2.4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 table:visibility="filter">
          <table:table-cell office:value-type="float" office:value="2.44" calcext:value-type="float">
            <text:p>2.4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 table:visibility="filter">
          <table:table-cell office:value-type="float" office:value="2.43" calcext:value-type="float">
            <text:p>2.4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 table:visibility="filter">
          <table:table-cell office:value-type="float" office:value="2.41" calcext:value-type="float">
            <text:p>2.4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 table:visibility="filter">
          <table:table-cell office:value-type="float" office:value="2.4" calcext:value-type="float">
            <text:p>2.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 table:visibility="filter">
          <table:table-cell office:value-type="float" office:value="2.39" calcext:value-type="float">
            <text:p>2.39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 table:visibility="filter">
          <table:table-cell office:value-type="float" office:value="2.37" calcext:value-type="float">
            <text:p>2.3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 table:visibility="filter">
          <table:table-cell office:value-type="float" office:value="2.35" calcext:value-type="float">
            <text:p>2.35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 table:visibility="filter">
          <table:table-cell office:value-type="float" office:value="2.34" calcext:value-type="float">
            <text:p>2.34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 table:visibility="filter">
          <table:table-cell office:value-type="float" office:value="2.32" calcext:value-type="float">
            <text:p>2.3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 table:visibility="filter">
          <table:table-cell office:value-type="float" office:value="2.3" calcext:value-type="float">
            <text:p>2.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 table:visibility="filter">
          <table:table-cell office:value-type="float" office:value="2.29" calcext:value-type="float">
            <text:p>2.29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 table:visibility="filter">
          <table:table-cell office:value-type="float" office:value="2.26" calcext:value-type="float">
            <text:p>2.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 table:visibility="filter">
          <table:table-cell office:value-type="float" office:value="2.26" calcext:value-type="float">
            <text:p>2.26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 table:visibility="filter">
          <table:table-cell office:value-type="float" office:value="2.25" calcext:value-type="float">
            <text:p>2.25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 table:visibility="filter">
          <table:table-cell office:value-type="float" office:value="2.25" calcext:value-type="float">
            <text:p>2.25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 table:visibility="filter">
          <table:table-cell office:value-type="float" office:value="2.25" calcext:value-type="float">
            <text:p>2.2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 table:visibility="filter">
          <table:table-cell office:value-type="float" office:value="2.26" calcext:value-type="float">
            <text:p>2.2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 table:visibility="filter">
          <table:table-cell office:value-type="float" office:value="2.26" calcext:value-type="float">
            <text:p>2.2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 table:visibility="filter">
          <table:table-cell office:value-type="float" office:value="2.28" calcext:value-type="float">
            <text:p>2.2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2.27" calcext:value-type="float">
            <text:p>2.27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 table:visibility="filter">
          <table:table-cell office:value-type="float" office:value="2.26" calcext:value-type="float">
            <text:p>2.2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 table:visibility="filter">
          <table:table-cell office:value-type="float" office:value="2.26" calcext:value-type="float">
            <text:p>2.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 table:visibility="filter">
          <table:table-cell office:value-type="float" office:value="2.25" calcext:value-type="float">
            <text:p>2.25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 table:visibility="filter">
          <table:table-cell office:value-type="float" office:value="2.25" calcext:value-type="float">
            <text:p>2.2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 table:visibility="filter">
          <table:table-cell office:value-type="float" office:value="2.24" calcext:value-type="float">
            <text:p>2.2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 table:visibility="filter">
          <table:table-cell office:value-type="float" office:value="2.23" calcext:value-type="float">
            <text:p>2.23</text:p>
          </table:table-cell>
          <table:table-cell office:value-type="float" office:value="1335" calcext:value-type="float">
            <text:p>1335</text:p>
          </table:table-cell>
        </table:table-row>
      </table:table>
      <table:named-expressions/>
      <table:database-ranges>
        <table:database-range table:name="__Anonymous_Sheet_DB__0" table:target-range-address="Sheet1.A1:Sheet1.B222" table:display-filter-buttons="true">
          <table:filter>
            <table:filter-and>
              <table:filter-condition table:field-number="1" table:data-type="number" table:value="1000" table:operator="&l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59:47.019052624</dc:date>
    <meta:document-statistic meta:table-count="1" meta:cell-count="4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13cm" svg:height="19.71cm" xlink:href=".." xlink:type="simple" chart:class="chart:scatter" chart:style-name="ch1">
        <chart:legend chart:legend-position="end" svg:x="33.011cm" svg:y="9.307cm" style:legend-expansion="high" chart:style-name="ch2"/>
        <chart:plot-area chart:style-name="ch3" table:cell-range-address="Sheet1.A1:Sheet1.B222" chart:data-source-has-labels="row" svg:x="0.726cm" svg:y="0.394cm" svg:width="31.559cm" svg:height="18.922cm">
          <chartooo:coordinate-region svg:x="1.718cm" svg:y="0.593cm" svg:width="30.473cm" svg:height="18.0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2" chart:label-cell-address="Sheet1.B1:Sheet1.B1" chart:class="chart:scatter">
            <chart:domain table:cell-range-address="Sheet1.A2:Sheet1.A222"/>
            <chart:regression-curve chart:style-name="ch7">
              <chart:equation chart:display-equation="true" chart:display-r-square="true"/>
            </chart:regression-curve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">
                <text:p>0.46</text:p>
                <draw:g>
                  <svg:desc>Sheet1.A2:Sheet1.A222</svg:desc>
                </draw:g>
              </table:table-cell>
              <table:table-cell office:value-type="float" office:value="12">
                <text:p>12</text:p>
                <draw:g>
                  <svg:desc>Sheet1.B2:Sheet1.B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">
                <text:p>0.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">
                <text:p>0.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">
                <text:p>0.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">
                <text:p>0.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">
                <text:p>0.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">
                <text:p>0.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">
                <text:p>0.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">
                <text:p>0.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3">
                <text:p>0.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">
                <text:p>0.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">
                <text:p>0.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">
                <text:p>0.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">
                <text:p>0.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">
                <text:p>0.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">
                <text:p>0.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">
                <text:p>0.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1">
                <text:p>0.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">
                <text:p>0.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">
                <text:p>0.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">
                <text:p>0.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">
                <text:p>0.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">
                <text:p>0.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">
                <text:p>0.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">
                <text:p>0.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">
                <text:p>0.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">
                <text:p>0.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">
                <text:p>0.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">
                <text:p>0.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">
                <text:p>0.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">
                <text:p>0.7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">
                <text:p>0.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">
                <text:p>0.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">
                <text:p>0.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">
                <text:p>0.8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">
                <text:p>0.8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">
                <text:p>0.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">
                <text:p>0.9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">
                <text:p>0.9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">
                <text:p>0.9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2">
                <text:p>1.0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">
                <text:p>1.0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6">
                <text:p>1.0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">
                <text:p>1.0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">
                <text:p>1.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4">
                <text:p>1.1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6">
                <text:p>1.1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9">
                <text:p>1.1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1">
                <text:p>1.2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">
                <text:p>1.2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5">
                <text:p>1.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7">
                <text:p>1.2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9">
                <text:p>1.2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">
                <text:p>1.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1">
                <text:p>1.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3">
                <text:p>1.3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5">
                <text:p>1.3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7">
                <text:p>1.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9">
                <text:p>1.3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1">
                <text:p>1.4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3">
                <text:p>1.4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5">
                <text:p>1.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7">
                <text:p>1.4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">
                <text:p>1.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2">
                <text:p>1.5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4">
                <text:p>1.5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6">
                <text:p>1.5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8">
                <text:p>1.5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">
                <text:p>1.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2">
                <text:p>1.6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4">
                <text:p>1.6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5">
                <text:p>1.6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7">
                <text:p>1.6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">
                <text:p>1.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1">
                <text:p>1.7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3">
                <text:p>1.7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5">
                <text:p>1.7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8">
                <text:p>1.7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1">
                <text:p>1.8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4">
                <text:p>1.8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6">
                <text:p>1.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8">
                <text:p>1.8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1">
                <text:p>1.9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2">
                <text:p>1.9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4">
                <text:p>1.9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6">
                <text:p>1.9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7">
                <text:p>1.9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9">
                <text:p>1.9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3">
                <text:p>2.0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5">
                <text:p>2.0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7">
                <text:p>2.0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">
                <text:p>2.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2">
                <text:p>2.1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5">
                <text:p>2.1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7">
                <text:p>2.1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9">
                <text:p>2.1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">
                <text:p>2.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2">
                <text:p>2.2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4">
                <text:p>2.2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5">
                <text:p>2.2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7">
                <text:p>2.2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8">
                <text:p>2.2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9">
                <text:p>2.2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">
                <text:p>2.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1">
                <text:p>2.3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3">
                <text:p>2.3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33">
                <text:p>2.3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5">
                <text:p>2.3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6">
                <text:p>2.3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37">
                <text:p>2.3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8">
                <text:p>2.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">
                <text:p>2.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1">
                <text:p>2.41</text:p>
              </table:table-cell>
              <table:table-cell office:value-type="float" office:value="997">
                <text:p>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